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royectoHAB</text:p>
      <text:p text:style-name="Standard">Proyecto final bootcamp Hack A Boss</text:p>
      <text:p text:style-name="Standard"/>
      <text:p text:style-name="Standard"/>
      <text:p text:style-name="Standard">Realizado por: </text:p>
      <text:p text:style-name="Standard"/>
      <text:p text:style-name="Standard">Lorenzo Prada Perez - LinkedIn: https://www.linkedin.com/in/lorenzo-prada-perez/</text:p>
      <text:p text:style-name="Standard"/>
      <text:p text:style-name="Standard">Vasco Gama - LinkedIn: https://www.linkedin.com/in/vasco-gama/</text:p>
      <text:p text:style-name="Standard"/>
      <text:p text:style-name="Standard">Daniel A. Farneda - LinkedIn: https://www.linkedin.com/in/alejandro-farneda/</text:p>
      <text:p text:style-name="Standard"/>
      <text:p text:style-name="Standard"/>
      <text:p text:style-name="Standard">Gapp - Get Answered Application</text:p>
      <text:p text:style-name="Standard">Un portal donde usuarios practicantes de programación puedan realizar sus preguntas que serán atendidas por expertos. Todo usuario puede publicar, responder y </text:p>
      <text:p text:style-name="Standard">comentar preguntas, las mismas podrán ser votadas y respondidas/comentadas por otros usuarios.</text:p>
      <text:p text:style-name="Standard"/>
      <text:p text:style-name="Standard">La experiencia del usuario es completa ya que la webapp le permite ademas de modificar sus datos y foto de perfil, la posibilidad de convertirse en experto</text:p>
      <text:p text:style-name="Standard">automáticamente al alcanzar cierto puntaje.</text:p>
      <text:p text:style-name="Standard"/>
      <text:p text:style-name="Standard">Usuarios Admin cuentan con herramientas como la de bloquear un usuario, ascenderlo a experto, cerrar preguntas para evitar futuras respuestas o acceder al </text:p>
      <text:p text:style-name="Standard">perfil de cualquier user para un control de las preguntas y/o respuestas que haya realizado. </text:p>
      <text:p text:style-name="Standard"/>
      <text:p text:style-name="Standard">Buscadores de preguntas en tiempo real por titulo y tags, de usuarios por nombre y categoría.</text:p>
      <text:p text:style-name="Standard"/>
      <text:p text:style-name="Standard">Nuestra base de datos relacional esta diseñada con Mysql y nos apoyamos en querys bien definidas para cada endpoint.</text:p>
      <text:p text:style-name="Standard"/>
      <text:p text:style-name="Standard">Utilizamos librerías tales como Bcrypt, JWT, Sharp, Nanoid, SendGrid y otras en Node.Js para nuestro Backend y Chart.js, Antd, React-Quill, y otras para React.js</text:p>
      <text:p text:style-name="Standard">en nuestro Frontend.</text:p>
      <text:p text:style-name="Standard"/>
      <text:p text:style-name="Standard">Nuestro trabajo ha apenas comenzado.</text:p>
      <text:p text:style-name="Standard">Graci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42:33.097826796</meta:creation-date>
    <dc:date>2021-06-23T22:43:03.459437700</dc:date>
    <meta:editing-duration>PT31S</meta:editing-duration>
    <meta:editing-cycles>1</meta:editing-cycles>
    <meta:document-statistic meta:table-count="0" meta:image-count="0" meta:object-count="0" meta:page-count="1" meta:paragraph-count="19" meta:word-count="204" meta:character-count="1445" meta:non-whitespace-character-count="1256"/>
    <meta:generator>LibreOffice/6.4.7.2$Linux_X86_64 LibreOffice_project/40$Build-2</meta:generator>
  </office:meta>
</office:document-meta>
</file>